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P-95C operations, based on the owner's man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 Smith</text:p>
          </table:table-cell>
          <table:table-cell table:number-columns-repeated="2"/>
        </table:table-row>
        <table:table-row table:style-name="ro1">
          <table:table-cell table:style-name="ce1" office:value-type="date" office:date-value="2022-10-10" calcext:value-type="date">
            <text:p>2022-10-10</text:p>
          </table:table-cell>
          <table:table-cell office:value-type="string" calcext:value-type="string">
            <text:p>initially created</text:p>
          </table:table-cell>
          <table:table-cell/>
        </table:table-row>
        <table:table-row table:style-name="ro1">
          <table:table-cell table:style-name="ce1" office:value-type="date" office:date-value="2024-10-11" calcext:value-type="date">
            <text:p>2024-10-11</text:p>
          </table:table-cell>
          <table:table-cell office:value-type="string" calcext:value-type="string">
            <text:p>minor updates and corrections</text:p>
          </table:table-cell>
          <table:table-cell/>
        </table:table-row>
        <table:table-row table:style-name="ro1" table:number-rows-repeated="2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Programmable operation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of codes</text:p>
          </table:table-cell>
          <table:table-cell office:value-type="string" calcext:value-type="string">
            <text:p>operation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RE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Sigm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STAC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x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N, SIN-1, COS, COS-1, TAN, TAN-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G, RAD, GRA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,-,*,/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SZ,ISZ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EX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IX0-9, SCI0-9, ENG0-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TE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^x,ln,10^x,lo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C, IN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SB 0-9, A-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TO 0-9, A-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&gt;H.MS, -&gt;H, HMS+, HMS-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UMP A-D 0-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BL 0-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R, S, mean, lin 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!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&gt;P, -&gt;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%, Delta%, %Sigm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E, R/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DN, RUP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INT REG, PRINT Sigma, PRINT space, PRINT STACK, PRINT 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CL 0-9, .0-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CL I, RCL 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CL SIgm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T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gma+, Sigma-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qrt, x^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O +/-/*/div 0-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O 0-9, .0-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O I, 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=0, etc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x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&lt;&gt;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^x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^x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formula="of:=SUM([.A10:.A52])" office:value-type="float" office:value="256" calcext:value-type="float">
            <text:p>256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non-programmable operation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S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EAR A,B,C,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LET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NT A, B, C, D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memory registers, 56-bits each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rogram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0..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.0 through R.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turn stack &amp; current program/ste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gram start pointers and end pointe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formula="of:=SUM([.A70:.A75])" office:value-type="float" office:value="46" calcext:value-type="float">
            <text:p>46</text:p>
          </table:table-cell>
          <table:table-cell office:value-type="string" calcext:value-type="string">
            <text:p>subtota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ctual hardware memory registers (outside ACT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formula="of:=[.A79]-[.A77]" office:value-type="float" office:value="2" calcext:value-type="float">
            <text:p>2</text:p>
          </table:table-cell>
          <table:table-cell office:value-type="string" calcext:value-type="string">
            <text:p>currently unaccounted fo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2:17:15.847247707</meta:creation-date>
    <dc:date>2024-10-11T21:10:10.730728538</dc:date>
    <meta:editing-duration>PT14M13S</meta:editing-duration>
    <meta:editing-cycles>4</meta:editing-cycles>
    <meta:generator>LibreOffice/24.2.6.2$Linux_X86_64 LibreOffice_project/420$Build-2</meta:generator>
    <meta:document-statistic meta:table-count="1" meta:cell-count="126" meta:object-count="0"/>
  </office:meta>
</office:document-meta>
</file>